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1.655cm" fo:min-width="4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 draw:end-line-spacing-horizontal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26cm" svg:height="1.905cm" svg:x="11.022cm" svg:y="6.921cm">
          <text:p text:style-name="P1"><text:span text:style-name="T1">: Ballplayer</text:span></text:p>
          <text:p text:style-name="P1"><text:span text:style-name="T1">name = "Josh Gibson"</text:span></text:p>
          <text:p text:style-name="P1"><text:span text:style-name="T1">uni = 20</text:span></text:p>
          <text:p text:style-name="P1"><text:span text:style-name="T1">pos = "C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38cm" svg:y1="7.472cm" svg:x2="15.848cm" svg:y2="7.472cm">
          <text:p/>
        </draw:line>
        <draw:frame draw:style-name="gr3" draw:text-style-name="P4" draw:layer="layout" svg:width="1.768cm" svg:height="0.806cm" svg:x="5.693cm" svg:y="3.9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021cm" svg:y="3.916cm">
          <draw:text-box>
            <text:p><text:span text:style-name="T2">heap</text:span></text:p>
          </draw:text-box>
        </draw:frame>
        <draw:custom-shape draw:style-name="gr5" draw:text-style-name="P2" xml:id="id4" draw:id="id4" draw:layer="layout" svg:width="5.175cm" svg:height="1.905cm" svg:x="13.573cm" svg:y="9.121cm">
          <text:p text:style-name="P1"><text:span text:style-name="T1">: Ballplayer</text:span></text:p>
          <text:p text:style-name="P1"><text:span text:style-name="T1">name = "Stan Musial"</text:span></text:p>
          <text:p text:style-name="P1"><text:span text:style-name="T1">uni = 6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73cm" svg:y1="9.676cm" svg:x2="18.748cm" svg:y2="9.672cm">
          <text:p/>
        </draw:line>
        <draw:line draw:style-name="gr2" draw:text-style-name="P3" draw:layer="layout" svg:x1="3.275cm" svg:y1="10.758cm" svg:x2="9.879cm" svg:y2="10.758cm">
          <text:p/>
        </draw:line>
        <draw:frame draw:style-name="gr6" draw:text-style-name="P5" xml:id="id1" draw:id="id1" draw:layer="layout" svg:width="1.016cm" svg:height="0.742cm" svg:x="4.683cm" svg:y="9.656cm">
          <draw:text-box>
            <text:p><text:span text:style-name="T3">p1</text:span></text:p>
          </draw:text-box>
        </draw:frame>
        <draw:frame draw:style-name="gr6" draw:text-style-name="P5" xml:id="id3" draw:id="id3" draw:layer="layout" svg:width="1.016cm" svg:height="0.742cm" svg:x="4.683cm" svg:y="8.894cm">
          <draw:text-box>
            <text:p><text:span text:style-name="T3">p2</text:span></text:p>
          </draw:text-box>
        </draw:frame>
        <draw:frame draw:style-name="gr7" draw:text-style-name="P5" xml:id="id5" draw:id="id5" draw:layer="layout" svg:width="1.01cm" svg:height="0.742cm" svg:x="4.689cm" svg:y="8.119cm">
          <draw:text-box>
            <text:p><text:span text:style-name="T3">p3</text:span></text:p>
          </draw:text-box>
        </draw:frame>
        <draw:connector draw:style-name="gr8" draw:text-style-name="P3" draw:layer="layout" draw:type="curve" draw:line-skew="0.515cm" svg:x1="5.699cm" svg:y1="10.027cm" svg:x2="11.022cm" svg:y2="7.873cm" draw:start-shape="id1" draw:start-glue-point="1" draw:end-shape="id2" draw:end-glue-point="3" svg:d="M5699 10027c4764 0 2103-2154 5323-2154" svg:viewBox="0 0 5324 2155">
          <text:p/>
        </draw:connector>
        <draw:connector draw:style-name="gr9" draw:text-style-name="P3" draw:layer="layout" draw:type="curve" svg:x1="5.699cm" svg:y1="9.265cm" svg:x2="13.573cm" svg:y2="10.073cm" draw:start-shape="id3" draw:start-glue-point="1" draw:end-shape="id4" draw:end-glue-point="3" svg:d="M5699 9265c6279 0 2342 808 7874 808" svg:viewBox="0 0 7875 809">
          <text:p/>
        </draw:connector>
        <draw:connector draw:style-name="gr8" draw:text-style-name="P3" draw:layer="layout" draw:type="curve" svg:x1="5.699cm" svg:y1="8.49cm" svg:x2="13.435cm" svg:y2="6.921cm" draw:start-shape="id5" draw:start-glue-point="1" draw:end-shape="id2" draw:end-glue-point="0" svg:d="M5699 8490c3991 0 3326-1036 4262-1616s3474-706 3474 47" svg:viewBox="0 0 7737 2094">
          <text:p/>
        </draw:connector>
        <draw:custom-shape draw:style-name="gr1" draw:text-style-name="P2" xml:id="id6" draw:id="id6" draw:layer="layout" svg:width="4.826cm" svg:height="1.905cm" svg:x="14.722cm" svg:y="4.821cm">
          <text:p text:style-name="P1"><text:span text:style-name="T1">: Ballplayer</text:span></text:p>
          <text:p text:style-name="P1"><text:span text:style-name="T1">name = "Josh Gibson"</text:span></text:p>
          <text:p text:style-name="P1"><text:span text:style-name="T1">uni = 20</text:span></text:p>
          <text:p text:style-name="P1"><text:span text:style-name="T1">pos = "C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38cm" svg:y1="5.372cm" svg:x2="19.548cm" svg:y2="5.372cm">
          <text:p/>
        </draw:line>
        <draw:frame draw:style-name="gr10" draw:text-style-name="P5" draw:layer="layout" svg:width="1.518cm" svg:height="0.742cm" svg:x="4.689cm" svg:y="7.319cm">
          <draw:text-box>
            <text:p><text:span text:style-name="T3">p4</text:span></text:p>
          </draw:text-box>
        </draw:frame>
        <draw:connector draw:style-name="gr8" draw:text-style-name="P3" draw:layer="layout" draw:type="curve" draw:line-skew="-1.208cm" svg:x1="5.828cm" svg:y1="7.678cm" svg:x2="14.722cm" svg:y2="5.773cm" draw:end-shape="id6" draw:end-glue-point="3" svg:d="M5828 7678c4483 0 37-1905 8894-1905" svg:viewBox="0 0 8895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2T17:35:33.798286420</dc:date>
    <meta:editing-duration>PT1H3M35S</meta:editing-duration>
    <meta:editing-cycles>18</meta:editing-cycles>
    <meta:document-statistic meta:object-count="17"/>
  </office:meta>
</office:document-meta>
</file>